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" svg:font-family="Lato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F" style:family="table-column">
      <style:table-column-properties style:column-width="2.835cm" style:rel-column-width="10925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rsid="0012b1c8" officeooo:paragraph-rsid="0012b1c8"/>
    </style:style>
    <style:style style:name="P2" style:family="paragraph" style:parent-style-name="Standard">
      <style:text-properties officeooo:rsid="0012b1c8" officeooo:paragraph-rsid="0014aeff"/>
    </style:style>
    <style:style style:name="P3" style:family="paragraph" style:parent-style-name="Standard">
      <style:text-properties officeooo:rsid="0014aeff" officeooo:paragraph-rsid="0014aeff"/>
    </style:style>
    <style:style style:name="P4" style:family="paragraph" style:parent-style-name="Standard">
      <style:text-properties officeooo:paragraph-rsid="0014aeff"/>
    </style:style>
    <style:style style:name="P5" style:family="paragraph" style:parent-style-name="Standard">
      <style:text-properties fo:font-variant="normal" fo:text-transform="none" fo:color="#000000" fo:letter-spacing="normal" officeooo:rsid="0014aeff" officeooo:paragraph-rsid="0014aeff"/>
    </style:style>
    <style:style style:name="P6" style:family="paragraph" style:parent-style-name="Standard">
      <style:text-properties fo:font-variant="normal" fo:text-transform="none" fo:color="#000000" style:font-name="Lato" fo:font-size="14pt" fo:letter-spacing="normal" fo:font-style="normal" fo:font-weight="normal" officeooo:rsid="0018ab52" officeooo:paragraph-rsid="0018ab52" style:font-size-asian="10.5pt" style:font-size-complex="12pt"/>
    </style:style>
    <style:style style:name="P7" style:family="paragraph" style:parent-style-name="Standard">
      <style:text-properties fo:font-variant="normal" fo:text-transform="none" fo:color="#000000" style:font-name="Lato" fo:font-size="14pt" fo:letter-spacing="normal" fo:font-style="normal" fo:font-weight="normal" officeooo:paragraph-rsid="0019c358"/>
    </style:style>
    <style:style style:name="P8" style:family="paragraph" style:parent-style-name="Standard">
      <style:text-properties fo:font-variant="normal" fo:text-transform="none" fo:color="#000000" style:font-name="Lato" fo:font-size="14pt" fo:letter-spacing="normal" fo:font-style="normal" fo:font-weight="normal" officeooo:rsid="0019c358" officeooo:paragraph-rsid="0019c358"/>
    </style:style>
    <style:style style:name="P9" style:family="paragraph" style:parent-style-name="Standard">
      <style:text-properties fo:font-variant="normal" fo:text-transform="none" fo:color="#000000" style:font-name="Lato" fo:font-size="14pt" fo:letter-spacing="normal" fo:font-style="normal" fo:font-weight="normal" officeooo:rsid="0019c358" officeooo:paragraph-rsid="0019c358" style:font-size-asian="12pt" style:font-size-complex="12pt"/>
    </style:style>
    <style:style style:name="P10" style:family="paragraph" style:parent-style-name="Standard">
      <style:text-properties fo:font-variant="normal" fo:text-transform="none" fo:color="#000000" style:font-name="Lato" fo:font-size="12pt" fo:letter-spacing="normal" fo:font-style="normal" fo:font-weight="normal" officeooo:rsid="0018ab52" officeooo:paragraph-rsid="0018ab52" style:font-size-asian="10.5pt" style:font-size-complex="12pt"/>
    </style:style>
    <style:style style:name="P1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8ab52" officeooo:paragraph-rsid="0018ab52" style:font-size-asian="10.5pt" style:font-size-complex="12pt"/>
    </style:style>
    <style:style style:name="P1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9c358" officeooo:paragraph-rsid="0019c358" style:font-size-asian="12pt" style:font-size-complex="12pt"/>
    </style:style>
    <style:style style:name="P13" style:family="paragraph" style:parent-style-name="Standard">
      <style:text-properties officeooo:rsid="0017f103" officeooo:paragraph-rsid="0017f103"/>
    </style:style>
    <style:style style:name="P14" style:family="paragraph" style:parent-style-name="Standard">
      <style:text-properties officeooo:rsid="0018ab52" officeooo:paragraph-rsid="0018ab52"/>
    </style:style>
    <style:style style:name="P15" style:family="paragraph" style:parent-style-name="Standard">
      <style:paragraph-properties fo:margin-left="0cm" fo:margin-right="0cm" fo:text-indent="0cm" style:auto-text-indent="false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ato" fo:font-size="14pt" fo:letter-spacing="normal" fo:font-style="normal" fo:font-weight="normal" officeooo:paragraph-rsid="0019c358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ato" fo:font-size="14pt" fo:letter-spacing="normal" fo:font-style="normal" fo:font-weight="normal" officeooo:paragraph-rsid="0019d46a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ato" fo:font-size="14pt" fo:letter-spacing="normal" fo:font-style="normal" fo:font-weight="normal" officeooo:rsid="001aeacb" officeooo:paragraph-rsid="001aeacb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ato" fo:font-size="14pt" fo:letter-spacing="normal" fo:font-style="normal" fo:font-weight="normal" officeooo:paragraph-rsid="001aeacb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ato" fo:font-size="14pt" fo:letter-spacing="normal" fo:font-style="normal" fo:font-weight="normal" officeooo:rsid="001aef3e" officeooo:paragraph-rsid="001aef3e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ato" fo:font-size="14pt" fo:letter-spacing="normal" fo:font-style="normal" fo:font-weight="normal" officeooo:rsid="001aef3e" officeooo:paragraph-rsid="001c6e9e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fo:letter-spacing="normal" officeooo:paragraph-rsid="0019d46a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19d46a" officeooo:paragraph-rsid="0019d46a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1aeacb" officeooo:paragraph-rsid="001aeacb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/>
      <style:text-properties officeooo:paragraph-rsid="0019c358"/>
    </style:style>
    <style:style style:name="P26" style:family="paragraph" style:parent-style-name="Standard">
      <style:paragraph-properties fo:margin-left="0cm" fo:margin-right="0cm" fo:text-indent="0cm" style:auto-text-indent="false"/>
      <style:text-properties style:font-name="Liberation Serif" fo:font-size="12pt" officeooo:paragraph-rsid="0019c358" style:font-size-asian="12pt" style:font-size-complex="12pt"/>
    </style:style>
    <style:style style:name="P27" style:family="paragraph" style:parent-style-name="Standard">
      <style:text-properties fo:font-variant="normal" fo:text-transform="none" fo:color="#000000" fo:letter-spacing="normal" officeooo:rsid="0014aeff" officeooo:paragraph-rsid="0014aeff"/>
    </style:style>
    <style:style style:name="P28" style:family="paragraph" style:parent-style-name="Standard">
      <style:text-properties fo:font-variant="normal" fo:text-transform="none" fo:color="#000000" fo:letter-spacing="normal" officeooo:rsid="0017f103" officeooo:paragraph-rsid="0017f103"/>
    </style:style>
    <style:style style:name="P29" style:family="paragraph" style:parent-style-name="Standard">
      <style:text-properties fo:font-variant="normal" fo:text-transform="none" fo:color="#000000" fo:letter-spacing="normal" officeooo:rsid="0018ab52" officeooo:paragraph-rsid="0018ab52"/>
    </style:style>
    <style:style style:name="P30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19c358" officeooo:paragraph-rsid="0019c358" style:font-size-asian="12pt" style:font-size-complex="12pt"/>
    </style:style>
    <style:style style:name="P31" style:family="paragraph" style:parent-style-name="Standard">
      <style:text-properties fo:font-variant="normal" fo:text-transform="none" fo:color="#222222" style:font-name="Lato" fo:font-size="14pt" fo:letter-spacing="normal" fo:font-style="normal" fo:font-weight="normal" officeooo:rsid="0019c358" officeooo:paragraph-rsid="0019c358" style:font-size-asian="12pt" style:font-size-complex="12pt"/>
    </style:style>
    <style:style style:name="P32" style:family="paragraph" style:parent-style-name="Standard">
      <style:text-properties style:font-name="Liberation Serif" fo:font-size="12pt" officeooo:paragraph-rsid="001c6e9e" style:font-size-asian="12pt" style:font-size-complex="12pt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22222" style:font-name="Lato" fo:font-size="14pt" fo:letter-spacing="normal" fo:font-style="normal" fo:font-weight="normal" officeooo:rsid="0019c358" style:font-size-asian="12pt" style:font-size-complex="12pt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22222" style:font-name="Lato" fo:font-size="14pt" fo:letter-spacing="normal" fo:font-style="normal" fo:font-weight="normal" officeooo:rsid="0019c358" officeooo:paragraph-rsid="0019c358" style:font-size-asian="12pt" style:font-size-complex="12pt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22222" style:font-name="Lato" fo:font-size="14pt" fo:letter-spacing="normal" fo:font-style="normal" fo:font-weight="normal" officeooo:rsid="0019d46a" officeooo:paragraph-rsid="0019d46a" style:font-size-asian="12pt" style:font-size-complex="12pt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22222" style:font-name="Liberation Serif" fo:font-size="12pt" fo:letter-spacing="normal" fo:font-style="normal" fo:font-weight="normal" officeooo:rsid="0019d46a" officeooo:paragraph-rsid="0019d46a" style:font-size-asian="12pt" style:font-size-complex="12pt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1aef3e" officeooo:paragraph-rsid="001aef3e" style:font-size-asian="12pt" style:font-size-complex="12pt"/>
    </style:style>
    <style:style style:name="P3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1aef3e" officeooo:paragraph-rsid="001c6e9e" style:font-size-asian="12pt" style:font-size-complex="12pt"/>
    </style:style>
    <style:style style:name="P3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ato" fo:font-size="14pt" fo:letter-spacing="normal" fo:font-style="normal" fo:font-weight="normal" officeooo:rsid="001aef3e" officeooo:paragraph-rsid="001c6e9e"/>
    </style:style>
    <style:style style:name="P40" style:family="paragraph" style:parent-style-name="Table_20_Contents">
      <style:text-properties style:font-name="Liberation Serif" fo:font-size="12pt" style:font-size-asian="12pt" style:font-size-complex="12pt"/>
    </style:style>
    <style:style style:name="P41" style:family="paragraph">
      <style:paragraph-properties fo:text-align="start"/>
    </style:style>
    <style:style style:name="P42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officeooo:rsid="0014aeff"/>
    </style:style>
    <style:style style:name="T2" style:family="text">
      <style:text-properties fo:font-variant="normal" fo:text-transform="none" fo:color="#000000" fo:letter-spacing="normal"/>
    </style:style>
    <style:style style:name="T3" style:family="text">
      <style:text-properties fo:font-variant="normal" fo:text-transform="none" fo:color="#000000" fo:letter-spacing="normal" officeooo:rsid="0012b1c8"/>
    </style:style>
    <style:style style:name="T4" style:family="text">
      <style:text-properties fo:font-variant="normal" fo:text-transform="none" fo:color="#000000" fo:letter-spacing="normal" officeooo:rsid="0014aeff"/>
    </style:style>
    <style:style style:name="T5" style:family="text">
      <style:text-properties fo:font-variant="normal" fo:text-transform="none" fo:color="#222222" style:font-name="Lato" fo:font-size="14pt" fo:letter-spacing="normal" fo:font-style="normal" fo:font-weight="normal" officeooo:rsid="0019c358" style:font-size-asian="12pt" style:font-size-complex="12pt"/>
    </style:style>
    <style:style style:name="T6" style:family="text">
      <style:text-properties fo:font-variant="normal" fo:text-transform="none" fo:color="#222222" style:font-name="Liberation Serif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222222" style:font-name="Liberation Serif" fo:font-size="12pt" fo:letter-spacing="normal" fo:font-style="normal" fo:font-weight="normal" officeooo:rsid="0019c358" style:font-size-asian="12pt" style:font-size-complex="12pt"/>
    </style:style>
    <style:style style:name="T8" style:family="text">
      <style:text-properties fo:font-variant="normal" fo:text-transform="none" fo:color="#222222" fo:letter-spacing="normal" fo:font-style="normal" fo:font-weight="normal"/>
    </style:style>
    <style:style style:name="T9" style:family="text">
      <style:text-properties fo:font-variant="normal" fo:text-transform="none" fo:color="#222222" fo:letter-spacing="normal" fo:font-style="normal" fo:font-weight="normal" officeooo:rsid="0019c358"/>
    </style:style>
    <style:style style:name="T10" style:family="text">
      <style:text-properties officeooo:rsid="0019c358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fo:font-size="12pt" style:font-size-asian="12pt"/>
    </style:style>
    <style:style style:name="T13" style:family="text">
      <style:text-properties style:font-name="Liberation Serif" fo:font-size="12pt" style:font-size-asian="12pt" style:font-size-complex="12pt"/>
    </style:style>
    <style:style style:name="T14" style:family="text">
      <style:text-properties style:font-name="Liberation Serif" fo:font-size="12pt" officeooo:rsid="0019c358" style:font-size-asian="12pt" style:font-size-complex="12pt"/>
    </style:style>
    <style:style style:name="T15" style:family="text">
      <style:text-properties style:font-name="Liberation Serif" fo:font-size="12pt" officeooo:rsid="0019d46a" style:font-size-asian="12pt" style:font-size-complex="12pt"/>
    </style:style>
    <style:style style:name="T16" style:family="text">
      <style:text-properties style:font-name="Liberation Serif" fo:font-size="12pt" fo:font-style="normal" fo:font-weight="normal" style:font-size-asian="12pt" style:font-size-complex="12pt"/>
    </style:style>
    <style:style style:name="T17" style:family="text">
      <style:text-properties style:font-name="Liberation Serif" fo:font-size="12pt" fo:font-style="normal" fo:font-weight="normal" officeooo:rsid="0019d46a" style:font-size-asian="12pt" style:font-size-complex="12pt"/>
    </style:style>
    <style:style style:name="T18" style:family="text">
      <style:text-properties fo:color="#222222"/>
    </style:style>
    <style:style style:name="T19" style:family="text">
      <style:text-properties fo:color="#222222" officeooo:rsid="0019c358" style:font-size-asian="12pt" style:font-size-complex="12pt"/>
    </style:style>
    <style:style style:name="T20" style:family="text">
      <style:text-properties fo:color="#222222" officeooo:rsid="0019d46a" style:font-size-asian="12pt" style:font-size-complex="12pt"/>
    </style:style>
    <style:style style:name="T21" style:family="text">
      <style:text-properties fo:color="#222222" style:font-name="Liberation Serif" fo:font-size="12pt"/>
    </style:style>
    <style:style style:name="T22" style:family="text">
      <style:text-properties fo:color="#222222" style:font-name="Liberation Serif" fo:font-size="12pt" style:font-size-asian="12pt" style:font-size-complex="12pt"/>
    </style:style>
    <style:style style:name="T23" style:family="text">
      <style:text-properties fo:color="#222222" style:font-name="Liberation Serif" fo:font-size="12pt" officeooo:rsid="0019c358" style:font-size-asian="12pt" style:font-size-complex="12pt"/>
    </style:style>
    <style:style style:name="T24" style:family="text">
      <style:text-properties fo:color="#222222" style:font-name="Liberation Serif" fo:font-size="12pt" officeooo:rsid="0019d46a" style:font-size-asian="12pt" style:font-size-complex="12pt"/>
    </style:style>
    <style:style style:name="T25" style:family="text">
      <style:text-properties fo:color="#222222" officeooo:rsid="0019c358"/>
    </style:style>
    <style:style style:name="T26" style:family="text">
      <style:text-properties style:font-name="Lato" fo:font-size="14pt" fo:font-style="normal" fo:font-weight="normal"/>
    </style:style>
    <style:style style:name="T27" style:family="text">
      <style:text-properties style:font-name="Liberation Serif"/>
    </style:style>
    <style:style style:name="T28" style:family="text">
      <style:text-properties style:font-name="Liberation Serif" fo:font-size="12pt" style:font-size-asian="12pt" style:font-size-complex="12pt"/>
    </style:style>
    <style:style style:name="gr1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ext Box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Gender" form:control-implementation="ooo:com.sun.star.form.component.RadioButton" xml:id="control6" form:id="control6" form:label="Mal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ender" form:control-implementation="ooo:com.sun.star.form.component.RadioButton" xml:id="control7" form:id="control7" form:label="Femal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text form:name="Text Box 1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Marrital Status" form:control-implementation="ooo:com.sun.star.form.component.RadioButton" xml:id="control13" form:id="control13" form:label="Married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Marital Status" form:control-implementation="ooo:com.sun.star.form.component.RadioButton" xml:id="control14" form:id="control14" form:label="Singl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text form:name="Text Box 1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Are you a U. S. Citizen? " form:control-implementation="ooo:com.sun.star.form.component.RadioButton" xml:id="control17" form:id="control17" form:label="Ye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Are you a U. S. Citizen?" form:control-implementation="ooo:com.sun.star.form.component.RadioButton" xml:id="control18" form:id="control18" form:label="No" form:current-selected="tru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text form:name="Text Box 1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In the past 5 years have you used any form of tobacco?" form:control-implementation="ooo:com.sun.star.form.component.RadioButton" xml:id="control30" form:id="control30" form:label="Ye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In the past 5 years have you used any form of tobacco?" form:control-implementation="ooo:com.sun.star.form.component.RadioButton" xml:id="control31" form:id="control31" form:label="No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In the past 5 years have you used any form of marijuana?" form:control-implementation="ooo:com.sun.star.form.component.RadioButton" xml:id="control32" form:id="control32" form:label="Ye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In the past 5 years have you used any form of marijuana?" form:control-implementation="ooo:com.sun.star.form.component.RadioButton" xml:id="control33" form:id="control33" form:label="No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Do you drink alcohol" form:control-implementation="ooo:com.sun.star.form.component.RadioButton" xml:id="control34" form:id="control34" form:label="Ye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Do you drink alcohol" form:control-implementation="ooo:com.sun.star.form.component.RadioButton" xml:id="control35" form:id="control35" form:label="No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Scuba Diving" form:control-implementation="ooo:com.sun.star.form.component.RadioButton" xml:id="control36" form:id="control36" form:label="Ye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Scuba Diving" form:control-implementation="ooo:com.sun.star.form.component.RadioButton" xml:id="control37" form:id="control37" form:label="No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Sky Diving" form:control-implementation="ooo:com.sun.star.form.component.RadioButton" xml:id="control38" form:id="control38" form:label="Ye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Sky Diving" form:control-implementation="ooo:com.sun.star.form.component.RadioButton" xml:id="control39" form:id="control39" form:label="No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Private Pilot" form:control-implementation="ooo:com.sun.star.form.component.RadioButton" xml:id="control40" form:id="control40" form:label="Ye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Private Pilot" form:control-implementation="ooo:com.sun.star.form.component.RadioButton" xml:id="control41" form:id="control41" form:label="No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Have you been convicted of moving violations, due or had a license suspended, restricted, revoked?" form:control-implementation="ooo:com.sun.star.form.component.RadioButton" xml:id="control42" form:id="control42" form:label="Ye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Have you been convicted of moving violations, due or had a license suspended, restricted, revoked?" form:control-implementation="ooo:com.sun.star.form.component.RadioButton" xml:id="control43" form:id="control43" form:label="No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Have you applied for life insurance in last 6 month, had an application for life insurance declined,rated, postponed or modified in any way?" form:control-implementation="ooo:com.sun.star.form.component.RadioButton" xml:id="control44" form:id="control44" form:label="Ye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Have you applied for life insurance in last 6 month, had an application for life insurance declined,rated, postponed or modified in any way?" form:control-implementation="ooo:com.sun.star.form.component.RadioButton" xml:id="control45" form:id="control45" form:label="No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Do you intend to travel or reside outside of the united states or canada within the next two years?" form:control-implementation="ooo:com.sun.star.form.component.RadioButton" xml:id="control46" form:id="control46" form:label="Ye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Do you intend to travel or reside outside of the united states or canada within the next two years?" form:control-implementation="ooo:com.sun.star.form.component.RadioButton" xml:id="control47" form:id="control47" form:label="No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Chest pain, shortness of breath, heart murmur, heart attack, high blood pressure, stroke or any other disorder of the heart of blood vessels?" form:control-implementation="ooo:com.sun.star.form.component.RadioButton" xml:id="control48" form:id="control48" form:label="Ye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Chest pain, shortness of breath, heart murmur, heart attack, high blood pressure, stroke or any other disorder of the heart of blood vessels?" form:control-implementation="ooo:com.sun.star.form.component.RadioButton" xml:id="control49" form:id="control49" form:label="No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Diabetes, elevated blood sugars, glucose intolerance or disease of any gland?" form:control-implementation="ooo:com.sun.star.form.component.RadioButton" xml:id="control50" form:id="control50" form:label="Ye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Diabetes, elevated blood sugars, glucose intolerance or disease of any gland?" form:control-implementation="ooo:com.sun.star.form.component.RadioButton" xml:id="control51" form:id="control51" form:label="No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Mental or emotional disorder, depression, anxiety, nervous breakdown, convulsion, epilepsy paralysis or any other disorder of the brain or nervous system? " form:control-implementation="ooo:com.sun.star.form.component.RadioButton" xml:id="control52" form:id="control52" form:label="Ye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Mental or emotional disorder, depression, anxiety, nervous breakdown, convulsion, epilepsy paralysis or any other disorder of the brain or nervous system? " form:control-implementation="ooo:com.sun.star.form.component.RadioButton" xml:id="control53" form:id="control53" form:label="No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Arthritis, gout or any bone, joint, muscle or skin disorder or skin cancers?" form:control-implementation="ooo:com.sun.star.form.component.RadioButton" xml:id="control54" form:id="control54" form:label="Ye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Arthritis, gout or any bone, joint, muscle or skin disorder or skin cancers?" form:control-implementation="ooo:com.sun.star.form.component.RadioButton" xml:id="control55" form:id="control55" form:label="No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Asthma, bronchitis, pneumonia, emphysema or chronic respiratory disorder?" form:control-implementation="ooo:com.sun.star.form.component.RadioButton" xml:id="control56" form:id="control56" form:label="Ye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Asthma, bronchitis, pneumonia, emphysema or chronic respiratory disorder?" form:control-implementation="ooo:com.sun.star.form.component.RadioButton" xml:id="control57" form:id="control57" form:label="No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Hepatitis, ulcer, colitis or other disease of the liver, pancreas, stomach or bowel/colon?" form:control-implementation="ooo:com.sun.star.form.component.RadioButton" xml:id="control58" form:id="control58" form:label="Ye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Hepatitis, ulcer, colitis or other disease of the liver, pancreas, stomach or bowel/colon?" form:control-implementation="ooo:com.sun.star.form.component.RadioButton" xml:id="control59" form:id="control59" form:label="No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MALES: Prostate or testicular or FEMALES: Uterine, cervix, ovary or breast disease?" form:control-implementation="ooo:com.sun.star.form.component.RadioButton" xml:id="control60" form:id="control60" form:label="Ye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MALES: Prostate or testicular or FEMALES: Uterine, cervix, ovary or breast disease?" form:control-implementation="ooo:com.sun.star.form.component.RadioButton" xml:id="control61" form:id="control61" form:label="No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Anemia, leukemia, clotting disorder, platelet or other blood disorder?" form:control-implementation="ooo:com.sun.star.form.component.RadioButton" xml:id="control62" form:id="control62" form:label="Ye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Anemia, leukemia, clotting disorder, platelet or other blood disorder?" form:control-implementation="ooo:com.sun.star.form.component.RadioButton" xml:id="control63" form:id="control63" form:label="No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Urinary tract disorder, kidney, sugar, protein or blood in the urine?" form:control-implementation="ooo:com.sun.star.form.component.RadioButton" xml:id="control64" form:id="control64" form:label="Ye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Urinary tract disorder, kidney, sugar, protein or blood in the urine?" form:control-implementation="ooo:com.sun.star.form.component.RadioButton" xml:id="control65" form:id="control65" form:label="No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Cancer or Tumors? " form:control-implementation="ooo:com.sun.star.form.component.RadioButton" xml:id="control66" form:id="control66" form:label="Ye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Cancer or Tumors? " form:control-implementation="ooo:com.sun.star.form.component.RadioButton" xml:id="control67" form:id="control67" form:label="No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Had any HOSPITAL admission, surgery, EMERGENCY ROOM visit or outpatient surgery?" form:control-implementation="ooo:com.sun.star.form.component.RadioButton" xml:id="control68" form:id="control68" form:label="Ye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Had any HOSPITAL admission, surgery, EMERGENCY ROOM visit or outpatient surgery?" form:control-implementation="ooo:com.sun.star.form.component.RadioButton" xml:id="control69" form:id="control69" form:label="No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Had any other health impairment or medical condition related to this risk evaluation?" form:control-implementation="ooo:com.sun.star.form.component.RadioButton" xml:id="control70" form:id="control70" form:label="Ye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Had any other health impairment or medical condition related to this risk evaluation?" form:control-implementation="ooo:com.sun.star.form.component.RadioButton" xml:id="control71" form:id="control71" form:label="No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Been advised to have an operation, treatments or diagnostic tests not yet performed?" form:control-implementation="ooo:com.sun.star.form.component.RadioButton" xml:id="control72" form:id="control72" form:label="Ye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Been advised to have an operation, treatments or diagnostic tests not yet performed?" form:control-implementation="ooo:com.sun.star.form.component.RadioButton" xml:id="control73" form:id="control73" form:label="No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Sought or been advised to seek advice or treatment for the use of alcohol or drugs?" form:control-implementation="ooo:com.sun.star.form.component.RadioButton" xml:id="control74" form:id="control74" form:label="Ye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Sought or been advised to seek advice or treatment for the use of alcohol or drugs?" form:control-implementation="ooo:com.sun.star.form.component.RadioButton" xml:id="control75" form:id="control75" form:label="No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textarea form:name="Text Box 3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3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ext Box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Social: Are you currently employed?" form:control-implementation="ooo:com.sun.star.form.component.RadioButton" xml:id="control84" form:id="control84" form:label="Ye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Social: Are you currently employed?" form:control-implementation="ooo:com.sun.star.form.component.RadioButton" xml:id="control85" form:id="control85" form:label="No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text form:name="Text Box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Daily Baby Aspirin" form:control-implementation="ooo:com.sun.star.form.component.RadioButton" xml:id="control89" form:id="control89" form:label="Ye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Daily Baby Aspirin" form:control-implementation="ooo:com.sun.star.form.component.RadioButton" xml:id="control90" form:id="control90" form:label="No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Fish Oil" form:control-implementation="ooo:com.sun.star.form.component.RadioButton" xml:id="control91" form:id="control91" form:label="Ye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Fish Oil" form:control-implementation="ooo:com.sun.star.form.component.RadioButton" xml:id="control92" form:id="control92" form:label="No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Vitamins" form:control-implementation="ooo:com.sun.star.form.component.RadioButton" xml:id="control93" form:id="control93" form:label="Ye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Vitamins" form:control-implementation="ooo:com.sun.star.form.component.RadioButton" xml:id="control94" form:id="control94" form:label="No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text form:name="Text Box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05" form:id="control10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06" form:id="control10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07" form:id="control10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08" form:id="control10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09" form:id="control10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10" form:id="control1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11" form:id="control1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12" form:id="control1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13" form:id="control1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14" form:id="control1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15" form:id="control1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16" form:id="control1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17" form:id="control1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18" form:id="control1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19" form:id="control1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20" form:id="control1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21" form:id="control1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22" form:id="control1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23" form:id="control1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24" form:id="control1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25" form:id="control1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26" form:id="control1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27" form:id="control1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28" form:id="control1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29" form:id="control1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30" form:id="control1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31" form:id="control1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32" form:id="control1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33" form:id="control1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34" form:id="control1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35" form:id="control1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36" form:id="control1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37" form:id="control1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38" form:id="control1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39" form:id="control1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40" form:id="control1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41" form:id="control1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42" form:id="control1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43" form:id="control1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44" form:id="control1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45" form:id="control1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46" form:id="control1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47" form:id="control1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Do you want to add additional physician" form:control-implementation="ooo:com.sun.star.form.component.RadioButton" xml:id="control148" form:id="control148" form:label="Ye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Do you want to add additional physician" form:control-implementation="ooo:com.sun.star.form.component.RadioButton" xml:id="control149" form:id="control149" form:label="No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sonal Information</text:p>
      <text:p text:style-name="P1"/>
      <text:p text:style-name="P1">Full Name <text:tab/><draw:control text:anchor-type="as-char" draw:z-index="0" draw:name="Shape1" draw:style-name="gr2" draw:text-style-name="P42" svg:width="4.552cm" svg:height="0.53cm" draw:control="control1"/> <text:s text:c="17"/>City <text:s text:c="10"/><draw:control text:anchor-type="as-char" svg:y="-0.748cm" draw:z-index="1" draw:name="Shape1_0" draw:style-name="gr5" draw:text-style-name="P42" svg:width="4.552cm" svg:height="0.53cm" draw:control="control2"/></text:p>
      <text:p text:style-name="P1"/>
      <text:p text:style-name="P1">Address <text:s text:c="9"/><draw:control text:anchor-type="as-char" draw:z-index="2" draw:name="Shape1_1" draw:style-name="gr2" draw:text-style-name="P42" svg:width="4.784cm" svg:height="2.149cm" draw:control="control3"/><text:s text:c="16"/>Pincode <text:s text:c="3"/><draw:control text:anchor-type="as-char" draw:z-index="3" draw:name="Shape1_2" draw:style-name="gr2" draw:text-style-name="P42" svg:width="4.552cm" svg:height="0.53cm" draw:control="control4"/></text:p>
      <text:p text:style-name="P1"/>
      <text:p text:style-name="P2">State<text:tab/><text:tab/><draw:control text:anchor-type="as-char" draw:z-index="4" draw:name="Shape1_3" draw:style-name="gr2" draw:text-style-name="P42" svg:width="4.552cm" svg:height="0.53cm" draw:control="control5"/> <text:s text:c="17"/>Gender <text:s text:c="5"/><draw:control text:anchor-type="as-char" svg:y="-0.748cm" draw:z-index="5" draw:name="Shape2" draw:style-name="gr4" draw:text-style-name="P41" svg:width="1.35cm" svg:height="0.927cm" draw:control="control6"/><draw:control text:anchor-type="as-char" svg:y="-0.748cm" draw:z-index="6" draw:name="Shape2_0" draw:style-name="gr4" draw:text-style-name="P41" svg:width="1.35cm" svg:height="0.927cm" draw:control="control7"/><text:span text:style-name="T1">le</text:span></text:p>
      <text:p text:style-name="P2"/>
      <text:p text:style-name="P2"><text:span text:style-name="T1">Email<text:tab/><text:tab/></text:span><text:span text:style-name="T1"><draw:control text:anchor-type="as-char" draw:z-index="7" draw:name="Shape1_4" draw:style-name="gr2" draw:text-style-name="P42" svg:width="4.552cm" svg:height="0.53cm" draw:control="control8"/></text:span><text:span text:style-name="T1"> <text:s text:c="16"/>Occupation </text:span><text:span text:style-name="T1"><draw:control text:anchor-type="as-char" draw:z-index="8" draw:name="Shape1_5" draw:style-name="gr2" draw:text-style-name="P42" svg:width="4.552cm" svg:height="0.53cm" draw:control="control9"/></text:span></text:p>
      <text:p text:style-name="P2"/>
      <text:p text:style-name="P3">Date of Birth <text:s/><draw:control text:anchor-type="as-char" draw:z-index="9" draw:name="Shape1_6" draw:style-name="gr2" draw:text-style-name="P42" svg:width="4.552cm" svg:height="0.53cm" draw:control="control10"/><text:s text:c="18"/><text:span text:style-name="T2">Place of Birth </text:span><text:span text:style-name="T2"><draw:control text:anchor-type="as-char" draw:z-index="10" draw:name="Shape1_7" draw:style-name="gr2" draw:text-style-name="P42" svg:width="4.552cm" svg:height="0.53cm" draw:control="control11"/></text:span></text:p>
      <text:p text:style-name="P5"><text:tab/><text:tab/><text:tab/><text:tab/><text:tab/><text:tab/><text:tab/>(State/Country) </text:p>
      <text:p text:style-name="P4"><text:span text:style-name="T4">Social Security </text:span><text:span text:style-name="T4"><draw:control text:anchor-type="as-char" draw:z-index="11" draw:name="Shape1_8" draw:style-name="gr2" draw:text-style-name="P42" svg:width="4.552cm" svg:height="0.53cm" draw:control="control12"/></text:span><text:span text:style-name="T4"><text:s text:c="3"/><text:tab/>Marrital Status</text:span><text:span text:style-name="T3"> <text:s text:c="5"/></text:span><text:span text:style-name="T3"><draw:control text:anchor-type="as-char" svg:y="-0.616cm" draw:z-index="12" draw:name="Shape2_1" draw:style-name="gr4" draw:text-style-name="P41" svg:width="2.326cm" svg:height="0.966cm" draw:control="control13"/></text:span><draw:control text:anchor-type="as-char" svg:y="-0.88cm" draw:z-index="13" draw:name="Shape2_2" draw:style-name="gr4" draw:text-style-name="P41" svg:width="2.486cm" svg:height="0.966cm" draw:control="control14"/></text:p>
      <text:p text:style-name="P5"/>
      <text:p text:style-name="P3"><text:span text:style-name="T2">Net Worth ($) <text:s/></text:span><text:span text:style-name="T2"><draw:control text:anchor-type="as-char" draw:z-index="14" draw:name="Shape1_9" draw:style-name="gr2" draw:text-style-name="P42" svg:width="4.552cm" svg:height="0.53cm" draw:control="control15"/></text:span><text:span text:style-name="T2"><text:tab/><text:tab/>Driver License # </text:span><text:span text:style-name="T2"><draw:control text:anchor-type="as-char" draw:z-index="15" draw:name="Shape1_10" draw:style-name="gr2" draw:text-style-name="P42" svg:width="4.552cm" svg:height="0.53cm" draw:control="control16"/></text:span></text:p>
      <text:p text:style-name="P5"/>
      <text:p text:style-name="P3"><text:span text:style-name="T2">Are you a U. S. Citizen? </text:span><text:span text:style-name="T2"><draw:control text:anchor-type="as-char" draw:z-index="16" draw:name="Shape3" draw:style-name="gr3" draw:text-style-name="P41" svg:width="3.176cm" svg:height="0.9cm" draw:control="control17"/></text:span><text:span text:style-name="T2"><draw:control text:anchor-type="as-char" draw:z-index="17" draw:name="Shape4" draw:style-name="gr3" draw:text-style-name="P41" svg:width="2.779cm" svg:height="0.768cm" draw:control="control18"/></text:span></text:p>
      <text:p text:style-name="P5"/>
      <text:p text:style-name="P13"><text:span text:style-name="T2">Earned Income ($) </text:span><text:span text:style-name="T2"><draw:control text:anchor-type="as-char" draw:z-index="18" draw:name="Shape1_11" draw:style-name="gr2" draw:text-style-name="P42" svg:width="4.552cm" svg:height="0.53cm" draw:control="control19"/></text:span></text:p>
      <text:p text:style-name="P28"/>
      <text:p text:style-name="P28"/>
      <text:p text:style-name="P28">Existing Insurance</text:p>
      <text:p text:style-name="P28"/>
      <text:p text:style-name="P28">Company <text:tab/><text:tab/>Type <text:tab/><text:tab/>Amount <text:tab/><text:tab/>Premium<text:tab/>Replacing(Yes/No)</text:p>
      <text:p text:style-name="P13"><text:span text:style-name="T2"><draw:control text:anchor-type="as-char" draw:z-index="19" draw:name="Shape1_12" draw:style-name="gr2" draw:text-style-name="P42" svg:width="3.051cm" svg:height="0.967cm" draw:control="control20"/></text:span><text:span text:style-name="T2"><draw:control text:anchor-type="as-char" draw:z-index="20" draw:name="Shape1_13" draw:style-name="gr2" draw:text-style-name="P42" svg:width="3.051cm" svg:height="0.967cm" draw:control="control21"/></text:span><text:span text:style-name="T2"><draw:control text:anchor-type="as-char" draw:z-index="21" draw:name="Shape1_14" draw:style-name="gr2" draw:text-style-name="P42" svg:width="3.051cm" svg:height="0.967cm" draw:control="control22"/></text:span><text:span text:style-name="T2"><draw:control text:anchor-type="as-char" draw:z-index="22" draw:name="Shape1_15" draw:style-name="gr2" draw:text-style-name="P42" svg:width="3.051cm" svg:height="0.967cm" draw:control="control23"/></text:span><text:span text:style-name="T2"><draw:control text:anchor-type="as-char" draw:z-index="23" draw:name="Shape1_16" draw:style-name="gr2" draw:text-style-name="P42" svg:width="3.051cm" svg:height="0.967cm" draw:control="control24"/></text:span></text:p>
      <text:p text:style-name="P13"><text:span text:style-name="T2"><draw:control text:anchor-type="as-char" draw:z-index="24" draw:name="Shape1_17" draw:style-name="gr2" draw:text-style-name="P42" svg:width="3.051cm" svg:height="0.967cm" draw:control="control25"/></text:span><text:span text:style-name="T2"><draw:control text:anchor-type="as-char" draw:z-index="25" draw:name="Shape1_18" draw:style-name="gr2" draw:text-style-name="P42" svg:width="3.051cm" svg:height="0.967cm" draw:control="control26"/></text:span><text:span text:style-name="T2"><draw:control text:anchor-type="as-char" draw:z-index="26" draw:name="Shape1_19" draw:style-name="gr2" draw:text-style-name="P42" svg:width="3.051cm" svg:height="0.967cm" draw:control="control27"/></text:span><text:span text:style-name="T2"><draw:control text:anchor-type="as-char" draw:z-index="27" draw:name="Shape1_20" draw:style-name="gr2" draw:text-style-name="P42" svg:width="3.051cm" svg:height="0.967cm" draw:control="control28"/></text:span><text:span text:style-name="T2"><draw:control text:anchor-type="as-char" draw:z-index="28" draw:name="Shape1_21" draw:style-name="gr2" draw:text-style-name="P42" svg:width="3.051cm" svg:height="0.967cm" draw:control="control29"/></text:span></text:p>
      <text:p text:style-name="P28"/>
      <text:p text:style-name="P28"/>
      <text:p text:style-name="P28"><draw:control text:anchor-type="paragraph" draw:z-index="29" draw:name="Shape6" draw:style-name="gr1" draw:text-style-name="P41" svg:width="3.096cm" svg:height="0.662cm" svg:x="9.929cm" svg:y="0.051cm" draw:control="control30"/><draw:control text:anchor-type="paragraph" draw:z-index="30" draw:name="Shape5" draw:style-name="gr1" draw:text-style-name="P41" svg:width="3.255cm" svg:height="0.705cm" svg:x="12.099cm" svg:y="0.051cm" draw:control="control31"/>In the past 5 years have you used any form of tobacco? </text:p>
      <text:p text:style-name="P28"/>
      <text:p text:style-name="P14"><text:span text:style-name="T2">In the past 5 years have you used any form of marijuana? </text:span><text:span text:style-name="T2"><draw:control text:anchor-type="as-char" draw:z-index="31" draw:name="Shape7" draw:style-name="gr3" draw:text-style-name="P41" svg:width="2.163cm" svg:height="0.823cm" draw:control="control32"/></text:span><text:span text:style-name="T2"><draw:control text:anchor-type="as-char" draw:z-index="32" draw:name="Shape8" draw:style-name="gr3" draw:text-style-name="P41" svg:width="1.904cm" svg:height="0.786cm" draw:control="control33"/></text:span></text:p>
      <text:p text:style-name="P29"/>
      <text:p text:style-name="P29"><draw:control text:anchor-type="paragraph" draw:z-index="33" draw:name="Shape9" draw:style-name="gr1" draw:text-style-name="P41" svg:width="2.25cm" svg:height="0.821cm" svg:x="6.013cm" svg:y="0.243cm" draw:control="control34"/><draw:control text:anchor-type="paragraph" draw:z-index="34" draw:name="Shape10" draw:style-name="gr1" draw:text-style-name="P41" svg:width="2.938cm" svg:height="0.9cm" svg:x="9.426cm" svg:y="0.164cm" draw:control="control35"/>Do you drink alcohol </text:p>
      <text:p text:style-name="P28"/>
      <text:p text:style-name="P13"/>
      <text:p text:style-name="P11">In the past 5 years have you participating in the following</text:p>
      <text:p text:style-name="P11"/>
      <text:p text:style-name="P10"><draw:control text:anchor-type="paragraph" draw:z-index="36" draw:name="Shape12" draw:style-name="gr1" draw:text-style-name="P41" svg:width="2.408cm" svg:height="0.689cm" svg:x="7.151cm" svg:y="0.044cm" draw:control="control37"/><text:span text:style-name="T11">Scuba Diving </text:span><text:s text:c="2"/><text:tab/><draw:control text:anchor-type="as-char" draw:z-index="35" draw:name="Shape11" draw:style-name="gr3" draw:text-style-name="P41" svg:width="2.197cm" svg:height="0.609cm" draw:control="control36"/><text:tab/><text:tab/><text:tab/><text:tab/></text:p>
      <text:p text:style-name="P10"/>
      <text:p text:style-name="P10"><draw:control text:anchor-type="paragraph" draw:z-index="38" draw:name="Shape14" draw:style-name="gr1" draw:text-style-name="P41" svg:width="2.514cm" svg:height="0.821cm" svg:x="6.992cm" svg:y="0.131cm" draw:control="control39"/><text:span text:style-name="T11">Sky Diving </text:span><text:tab/><text:tab/><draw:control text:anchor-type="as-char" draw:z-index="37" draw:name="Shape13" draw:style-name="gr3" draw:text-style-name="P41" svg:width="2.038cm" svg:height="0.742cm" draw:control="control38"/><text:tab/><text:tab/><text:tab/><text:tab/><text:tab/><text:tab/><text:tab/></text:p>
      <text:p text:style-name="P10"/>
      <text:p text:style-name="P6"><draw:control text:anchor-type="paragraph" draw:z-index="40" draw:name="Shape16" draw:style-name="gr1" draw:text-style-name="P41" svg:width="2.7cm" svg:height="1.006cm" svg:x="8.474cm" svg:y="0.026cm" draw:control="control41"/><text:soft-page-break/><text:span text:style-name="T12">Private Pilot</text:span><text:span text:style-name="T11"> </text:span><text:s text:c="5"/><draw:control text:anchor-type="as-char" draw:z-index="39" draw:name="Shape15" draw:style-name="gr3" draw:text-style-name="P41" svg:width="2.858cm" svg:height="1.033cm" draw:control="control40"/><text:tab/><text:tab/><text:tab/><text:tab/></text:p>
      <text:p text:style-name="P6"/>
      <text:p text:style-name="P6"><draw:control text:anchor-type="paragraph" draw:z-index="42" draw:name="Shape18" draw:style-name="gr1" draw:text-style-name="P41" svg:width="3.44cm" svg:height="1.059cm" svg:x="12.548cm" svg:y="0.746cm" draw:control="control43"/><text:span text:style-name="T12">Have you been convicted of moving violations, due or had a license suspended, restricted, revoked?</text:span> <text:s text:c="3"/><text:tab/><draw:control text:anchor-type="as-char" draw:z-index="41" draw:name="Shape17" draw:style-name="gr3" draw:text-style-name="P41" svg:width="2.7cm" svg:height="1.059cm" draw:control="control42"/><text:tab/><text:tab/><text:tab/><text:tab/></text:p>
      <text:p text:style-name="P6"/>
      <text:p text:style-name="P6"><draw:control text:anchor-type="paragraph" draw:z-index="44" draw:name="Shape20" draw:style-name="gr1" draw:text-style-name="P41" svg:width="3.97cm" svg:height="1.588cm" svg:x="10.881cm" svg:y="1.446cm" draw:control="control45"/><text:span text:style-name="T12">Have you applied for life insurance in last 6 month, had an application for life insurance declined,rated, postponed or modified in any way?</text:span> <text:tab/><text:tab/><text:tab/><draw:control text:anchor-type="as-char" draw:z-index="43" draw:name="Shape19" draw:style-name="gr3" draw:text-style-name="P41" svg:width="3.123cm" svg:height="1.297cm" draw:control="control44"/><text:tab/><text:tab/><text:tab/><text:tab/><text:tab/></text:p>
      <text:p text:style-name="P6"/>
      <text:p text:style-name="P7"><text:span text:style-name="T14">Do </text:span><text:span text:style-name="T13">you intend to travel or reside outside of the united states or canada within the next two year</text:span><text:span text:style-name="T14">s?</text:span><text:span text:style-name="T10"><text:tab/><text:tab/></text:span><text:span text:style-name="T10"><draw:control text:anchor-type="as-char" draw:z-index="45" draw:name="Shape21" draw:style-name="gr3" draw:text-style-name="P41" svg:width="2.567cm" svg:height="1.138cm" draw:control="control46"/></text:span><text:span text:style-name="T10"><draw:control text:anchor-type="as-char" draw:z-index="46" draw:name="Shape22" draw:style-name="gr3" draw:text-style-name="P41" svg:width="2.594cm" svg:height="1.165cm" draw:control="control47"/></text:span></text:p>
      <text:p text:style-name="P7"/>
      <text:p text:style-name="P12">Medical History</text:p>
      <text:p text:style-name="P8"/>
      <text:p text:style-name="P30">As far as you know, within the last 10 years, have you had </text:p>
      <text:p text:style-name="P30"/>
      <text:p text:style-name="P9"><draw:control text:anchor-type="paragraph" draw:z-index="48" draw:name="Shape24" draw:style-name="gr1" draw:text-style-name="P41" svg:width="3.811cm" svg:height="1.43cm" svg:x="7.918cm" svg:y="1.259cm" draw:control="control49"/><text:span text:style-name="T21">a)Chest pain, shortness of breath, heart murmur, heart attack, high blood pressure, stroke or any other disorder of the heart of blood vessels?  </text:span><text:span text:style-name="T18"><text:tab/><text:tab/></text:span><text:span text:style-name="T18"><draw:control text:anchor-type="as-char" draw:z-index="47" draw:name="Shape23" draw:style-name="gr3" draw:text-style-name="P41" svg:width="2.673cm" svg:height="0.768cm" draw:control="control48"/></text:span><text:span text:style-name="T18"><text:tab/><text:tab/><text:tab/><text:tab/></text:span></text:p>
      <text:p text:style-name="P31"/>
      <text:p text:style-name="P31"/>
      <text:p text:style-name="P15"><draw:control text:anchor-type="paragraph" draw:z-index="49" draw:name="Shape25" draw:style-name="gr1" draw:text-style-name="P41" svg:width="3.467cm" svg:height="1.297cm" svg:x="4.426cm" svg:y="1.312cm" draw:control="control50"/><draw:control text:anchor-type="paragraph" draw:z-index="50" draw:name="Shape26" draw:style-name="gr1" draw:text-style-name="P41" svg:width="3.361cm" svg:height="1.35cm" svg:x="10.167cm" svg:y="1.418cm" draw:control="control51"/><text:line-break/><text:span text:style-name="T7">b) Diabetes, elevated blood sugars, glucose intolerance or disease of any gland?</text:span><text:span text:style-name="T5"><text:tab/><text:tab/><text:tab/><text:tab/><text:tab/><text:tab/><text:tab/><text:tab/></text:span></text:p>
      <text:p text:style-name="P33"/>
      <text:p text:style-name="P33"/>
      <text:p text:style-name="P26"><draw:control text:anchor-type="paragraph" draw:z-index="51" draw:name="Shape27" draw:style-name="gr1" draw:text-style-name="P41" svg:width="2.779cm" svg:height="1.165cm" svg:x="8.95cm" svg:y="1.409cm" draw:control="control52"/><draw:control text:anchor-type="paragraph" draw:z-index="52" draw:name="Shape28" draw:style-name="gr1" draw:text-style-name="P41" svg:width="3.255cm" svg:height="1.165cm" svg:x="12.892cm" svg:y="1.409cm" draw:control="control53"/><text:span text:style-name="T9">c) </text:span><text:span text:style-name="T8">Mental or emotional disorder, depression, anxiety, nervous breakdown, convulsion, epilepsy paralysis or any other disorder of the brain or nervous system?</text:span></text:p>
      <text:p text:style-name="P34"/>
      <text:p text:style-name="P34"/>
      <text:p text:style-name="P25"><draw:control text:anchor-type="paragraph" draw:z-index="54" draw:name="Shape30" draw:style-name="gr1" draw:text-style-name="P41" svg:width="4.287cm" svg:height="1.932cm" svg:x="10.749cm" svg:y="0.863cm" draw:control="control55"/><text:span text:style-name="T7">d) </text:span><text:span text:style-name="T6">Arthritis, gout or any bone, joint, muscle or skin disorder or skin cancers?</text:span><text:span text:style-name="T5"> <text:tab/><text:tab/><text:tab/></text:span><text:span text:style-name="T5"><draw:control text:anchor-type="as-char" draw:z-index="53" draw:name="Shape29" draw:style-name="gr3" draw:text-style-name="P41" svg:width="3.255cm" svg:height="1.35cm" draw:control="control54"/></text:span></text:p>
      <text:p text:style-name="P34"/>
      <text:p text:style-name="P16"><draw:control text:anchor-type="paragraph" draw:z-index="55" draw:name="Shape31" draw:style-name="gr1" draw:text-style-name="P41" svg:width="2.329cm" svg:height="1.112cm" svg:x="6.754cm" svg:y="0.796cm" draw:control="control56"/><draw:control text:anchor-type="paragraph" draw:z-index="56" draw:name="Shape32" draw:style-name="gr1" draw:text-style-name="P41" svg:width="3.123cm" svg:height="1.191cm" svg:x="10.829cm" svg:y="0.769cm" draw:control="control57"/><text:span text:style-name="T23">e) Asthma, bronchitis, pneumonia, emphysema or chronic respiratory disorder?</text:span><text:span text:style-name="T19"><text:tab/><text:tab/></text:span></text:p>
      <text:p text:style-name="P34"><text:tab/><text:tab/><text:tab/><text:tab/><text:tab/><text:tab/><text:tab/><text:tab/><text:tab/><text:tab/></text:p>
      <text:p text:style-name="P16"><draw:control text:anchor-type="paragraph" draw:z-index="57" draw:name="Shape33" draw:style-name="gr1" draw:text-style-name="P41" svg:width="2.223cm" svg:height="0.927cm" svg:x="8.315cm" svg:y="0.843cm" draw:control="control58"/><draw:control text:anchor-type="paragraph" draw:z-index="58" draw:name="Shape34" draw:style-name="gr1" draw:text-style-name="P41" svg:width="2.964cm" svg:height="1.191cm" svg:x="11.755cm" svg:y="0.923cm" draw:control="control59"/><text:span text:style-name="T23">f) Hepatitis, ulcer, colitis or other disease of the liver, pancreas, stomach or bowel/colon?<text:tab/></text:span><text:span text:style-name="T19"><text:tab/><text:tab/><text:tab/><text:tab/><text:tab/><text:tab/><text:tab/></text:span></text:p>
      <text:p text:style-name="P34"/>
      <text:p text:style-name="P16"/>
      <text:p text:style-name="P22"><draw:control text:anchor-type="paragraph" draw:z-index="59" draw:name="Shape35" draw:style-name="gr1" draw:text-style-name="P41" svg:width="3.229cm" svg:height="1.006cm" svg:x="6.569cm" svg:y="0.736cm" draw:control="control60"/><draw:control text:anchor-type="paragraph" draw:z-index="60" draw:name="Shape36" draw:style-name="gr1" draw:text-style-name="P41" svg:width="3.44cm" svg:height="1.112cm" svg:x="11.464cm" svg:y="0.841cm" draw:control="control61"/><text:span text:style-name="T17">g) </text:span><text:span text:style-name="T16">MALES: Prostate or testicular or FEMALES: Uterine, cervix, ovary or breast disease?<text:tab/></text:span><text:span text:style-name="T26"><text:tab/></text:span></text:p>
      <text:p text:style-name="P34"/>
      <text:p text:style-name="P34"><text:soft-page-break/></text:p>
      <text:p text:style-name="P16"><draw:control text:anchor-type="paragraph" draw:z-index="62" draw:name="Shape38" draw:style-name="gr1" draw:text-style-name="P41" svg:width="3.546cm" svg:height="1.535cm" svg:x="10.061cm" svg:y="0.684cm" draw:control="control63"/><text:span text:style-name="T23">h) Anemia, leukemia, clotting disorder, platelet or other blood disorder?</text:span><text:span text:style-name="T19"><text:tab/><text:tab/><text:tab/></text:span><text:span text:style-name="T19"><draw:control text:anchor-type="as-char" draw:z-index="61" draw:name="Shape37" draw:style-name="gr3" draw:text-style-name="P41" svg:width="2.752cm" svg:height="0.927cm" draw:control="control62"/></text:span><text:span text:style-name="T19"><text:tab/><text:tab/><text:tab/><text:tab/><text:tab/></text:span></text:p>
      <text:p text:style-name="P34"/>
      <text:p text:style-name="P16"><draw:control text:anchor-type="paragraph" draw:z-index="64" draw:name="Shape40" draw:style-name="gr1" draw:text-style-name="P41" svg:width="2.303cm" svg:height="0.953cm" svg:x="7.151cm" svg:y="0.803cm" draw:control="control65"/><text:span text:style-name="T23">i) Urinary tract disorder, kidney, sugar, protein or blood in the urine?</text:span><text:span text:style-name="T19">  </text:span><text:span text:style-name="T19"><draw:control text:anchor-type="as-char" draw:z-index="63" draw:name="Shape39" draw:style-name="gr3" draw:text-style-name="P41" svg:width="2.726cm" svg:height="0.821cm" draw:control="control64"/></text:span></text:p>
      <text:p text:style-name="P34"/>
      <text:p text:style-name="P34"/>
      <text:p text:style-name="P16"><draw:control text:anchor-type="paragraph" draw:z-index="65" draw:name="Shape41" draw:style-name="gr1" draw:text-style-name="P41" svg:width="3.043cm" svg:height="1.059cm" svg:x="7.468cm" svg:y="0.134cm" draw:control="control66"/><draw:control text:anchor-type="paragraph" draw:z-index="66" draw:name="Shape42" draw:style-name="gr1" draw:text-style-name="P41" svg:width="3.387cm" svg:height="1.244cm" svg:x="11.887cm" svg:y="0.213cm" draw:control="control67"/><text:span text:style-name="T23">j) Cancer or Tumors?</text:span><text:span text:style-name="T19"><text:tab/><text:tab/><text:tab/><text:tab/><text:tab/><text:tab/><text:tab/><text:tab/></text:span></text:p>
      <text:p text:style-name="P34"/>
      <text:p text:style-name="P34"/>
      <text:p text:style-name="P23"><text:span text:style-name="T25">A</text:span><text:span text:style-name="T18">s far as you know, within the last 5 years, have you</text:span></text:p>
      <text:p text:style-name="P35"/>
      <text:p text:style-name="P17"><draw:control text:anchor-type="paragraph" draw:z-index="68" draw:name="Shape44" draw:style-name="gr1" draw:text-style-name="P41" svg:width="3.573cm" svg:height="1.165cm" svg:x="12.337cm" svg:y="0.778cm" draw:control="control69"/><text:span text:style-name="T24">k) </text:span><text:span text:style-name="T22">Had any HOSPITAL admission, surgery, EMERGENCY ROOM visit or outpatient surgery?</text:span><text:span text:style-name="T24"> <text:s text:c="2"/></text:span><text:span text:style-name="T20"><text:s/><text:tab/><text:tab/></text:span><text:span text:style-name="T20"><draw:control text:anchor-type="as-char" draw:z-index="67" draw:name="Shape43" draw:style-name="gr3" draw:text-style-name="P41" svg:width="3.599cm" svg:height="1.006cm" draw:control="control68"/></text:span><text:span text:style-name="T20"><text:tab/><text:tab/><text:tab/><text:tab/></text:span></text:p>
      <text:p text:style-name="P36"/>
      <text:p text:style-name="P17"><draw:control text:anchor-type="paragraph" draw:z-index="70" draw:name="Shape46" draw:style-name="gr1" draw:text-style-name="P41" svg:width="4.393cm" svg:height="1.509cm" svg:x="10.934cm" svg:y="0.896cm" draw:control="control71"/><text:span text:style-name="T24">I) </text:span><text:span text:style-name="T22">Had any other health impairment or medical condition related to this risk evaluation?</text:span><text:span text:style-name="T20"> <text:tab/></text:span><text:span text:style-name="T20"><draw:control text:anchor-type="as-char" draw:z-index="69" draw:name="Shape45" draw:style-name="gr3" draw:text-style-name="P41" svg:width="3.361cm" svg:height="1.35cm" draw:control="control70"/></text:span></text:p>
      <text:p text:style-name="P17"><draw:control text:anchor-type="paragraph" draw:z-index="72" draw:name="Shape48" draw:style-name="gr1" draw:text-style-name="P41" svg:width="3.387cm" svg:height="1.562cm" svg:x="14.374cm" svg:y="0.848cm" draw:control="control73"/><text:span text:style-name="T15">m) </text:span><text:span text:style-name="T13">Been advised to have an operation, treatments or diagnostic tests not yet performed?</text:span> <text:tab/><text:tab/><draw:control text:anchor-type="as-char" draw:z-index="71" draw:name="Shape47" draw:style-name="gr3" draw:text-style-name="P41" svg:width="3.652cm" svg:height="1.377cm" draw:control="control72"/></text:p>
      <text:p text:style-name="P17"/>
      <text:p text:style-name="P17"><draw:control text:anchor-type="paragraph" draw:z-index="74" draw:name="Shape50" draw:style-name="gr1" draw:text-style-name="P41" svg:width="3.573cm" svg:height="1.43cm" svg:x="12.099cm" svg:y="0.702cm" draw:control="control75"/><text:span text:style-name="T15">n) </text:span><text:span text:style-name="T13">Sought or been advised to seek advice or treatment for the use of alcohol or drugs?</text:span> <text:s text:c="2"/><text:tab/><text:tab/><draw:control text:anchor-type="as-char" draw:z-index="73" draw:name="Shape49" draw:style-name="gr3" draw:text-style-name="P41" svg:width="3.123cm" svg:height="1.297cm" draw:control="control74"/><text:tab/><text:tab/><text:tab/><text:tab/></text:p>
      <text:p text:style-name="P17"/>
      <text:p text:style-name="P17"><text:span text:style-name="T13">Please provide the details for YES answers in the description box</text:span><text:tab/></text:p>
      <text:p text:style-name="P17"><draw:control text:anchor-type="as-char" draw:z-index="75" draw:name="Shape51" draw:style-name="gr2" draw:text-style-name="P42" svg:width="10.32cm" svg:height="3.335cm" draw:control="control76"/><text:tab/><text:tab/></text:p>
      <text:p text:style-name="P17"/>
      <text:p text:style-name="P17"/>
      <text:p text:style-name="P24">Prescription and Over the Counter Drugs</text:p>
      <text:p text:style-name="P18"/>
      <text:p text:style-name="P18"><text:soft-page-break/><text:span text:style-name="T13">Please list all medications, including over-the-counter drugs and supplements</text:span>  <text:tab/><draw:control text:anchor-type="as-char" draw:z-index="76" draw:name="Shape51_0" draw:style-name="gr2" draw:text-style-name="P42" svg:width="10.32cm" svg:height="3.335cm" draw:control="control77"/></text:p>
      <text:p text:style-name="P18"/>
      <text:p text:style-name="P18"><text:span text:style-name="T13">Height (inches)</text:span> <text:tab/><draw:control text:anchor-type="as-char" draw:z-index="77" draw:name="Shape1_22" draw:style-name="gr2" draw:text-style-name="P42" svg:width="4.552cm" svg:height="0.53cm" draw:control="control78"/></text:p>
      <text:p text:style-name="P18"/>
      <text:p text:style-name="P18"><text:span text:style-name="T13">Weight (pounds)</text:span> <text:s text:c="4"/><text:tab/><draw:control text:anchor-type="as-char" draw:z-index="78" draw:name="Shape1_23" draw:style-name="gr2" draw:text-style-name="P42" svg:width="4.552cm" svg:height="0.53cm" draw:control="control79"/></text:p>
      <text:p text:style-name="P18"/>
      <text:p text:style-name="P18"><text:span text:style-name="T13">Weight Gain/Loss in the last 12 months (pounds)</text:span> <draw:control text:anchor-type="as-char" draw:z-index="79" draw:name="Shape1_24" draw:style-name="gr2" draw:text-style-name="P42" svg:width="4.552cm" svg:height="0.53cm" draw:control="control80"/></text:p>
      <text:p text:style-name="P18"/>
      <text:p text:style-name="P18"><text:span text:style-name="T13">Lifestyle – Health Credit Questions</text:span> </text:p>
      <text:p text:style-name="P18"/>
      <text:p text:style-name="P24">Important: Answers can Greatly Impact underwriting </text:p>
      <text:p text:style-name="P24"/>
      <text:p text:style-name="P18"><text:span text:style-name="T13">Diet: Do you adhere to any specific diet? Briefly describe</text:span>  <draw:control text:anchor-type="as-char" draw:z-index="80" draw:name="Shape1_25" draw:style-name="gr2" draw:text-style-name="P42" svg:width="4.552cm" svg:height="0.53cm" draw:control="control81"/></text:p>
      <text:p text:style-name="P18"/>
      <text:p text:style-name="P18"><text:span text:style-name="T13">Exercise: Do you exercise? What do you do and how often?</text:span>  <draw:control text:anchor-type="as-char" draw:z-index="81" draw:name="Shape1_26" draw:style-name="gr2" draw:text-style-name="P42" svg:width="4.552cm" svg:height="0.53cm" draw:control="control82"/></text:p>
      <text:p text:style-name="P18"/>
      <text:p text:style-name="P18"><text:span text:style-name="T13">Health: Do you obtain routine medical, dental and vision screening? Please describe </text:span><draw:control text:anchor-type="as-char" draw:z-index="82" draw:name="Shape1_27" draw:style-name="gr2" draw:text-style-name="P42" svg:width="4.552cm" svg:height="0.53cm" draw:control="control83"/></text:p>
      <text:p text:style-name="P18"><draw:control text:anchor-type="paragraph" draw:z-index="83" draw:name="Shape52" draw:style-name="gr1" draw:text-style-name="P41" svg:width="4.287cm" svg:height="1.43cm" svg:x="10.352cm" svg:y="0.547cm" draw:control="control84"/></text:p>
      <text:p text:style-name="P18"><draw:control text:anchor-type="paragraph" draw:z-index="84" draw:name="Shape53" draw:style-name="gr1" draw:text-style-name="P41" svg:width="3.176cm" svg:height="1.43cm" svg:x="15.326cm" svg:y="0.051cm" draw:control="control85"/><text:span text:style-name="T13">Social: Are you currently employed?</text:span> <text:tab/></text:p>
      <text:p text:style-name="P17"/>
      <text:p text:style-name="P17"/>
      <text:p text:style-name="P19"><text:span text:style-name="T13">If retired, what was your occupation before retirement? </text:span><text:tab/><draw:control text:anchor-type="as-char" draw:z-index="85" draw:name="Shape1_28" draw:style-name="gr2" draw:text-style-name="P42" svg:width="4.552cm" svg:height="0.53cm" draw:control="control86"/></text:p>
      <text:p text:style-name="P19"/>
      <text:p text:style-name="P19"><text:span text:style-name="T13">What are some of your hobbies and interests?</text:span> <draw:control text:anchor-type="as-char" draw:z-index="86" draw:name="Shape1_29" draw:style-name="gr2" draw:text-style-name="P42" svg:width="4.552cm" svg:height="0.53cm" draw:control="control87"/></text:p>
      <text:p text:style-name="P19"/>
      <text:p text:style-name="P19"><text:span text:style-name="T13">Are you active in any clubs, church, volunteer groups, boards, charities? Please describe</text:span> <draw:control text:anchor-type="as-char" draw:z-index="87" draw:name="Shape1_30" draw:style-name="gr2" draw:text-style-name="P42" svg:width="4.552cm" svg:height="0.53cm" draw:control="control88"/></text:p>
      <text:p text:style-name="P19"/>
      <text:p text:style-name="P37">Please select Over-the-counter Supplements that are applicable:</text:p>
      <text:p text:style-name="P20"><text:tab/><text:tab/><text:tab/><text:tab/><text:tab/><text:tab/><text:tab/><text:tab/><text:tab/><text:tab/><text:tab/><text:tab/></text:p>
      <text:p text:style-name="P20"><draw:control text:anchor-type="paragraph" draw:z-index="89" draw:name="Shape55" draw:style-name="gr1" draw:text-style-name="P41" svg:width="4.313cm" svg:height="1.403cm" svg:x="11.728cm" svg:y="0.161cm" draw:control="control90"/><text:span text:style-name="T13">Daily Baby Aspirin</text:span><text:tab/><draw:control text:anchor-type="as-char" draw:z-index="88" draw:name="Shape54" draw:style-name="gr3" draw:text-style-name="P41" svg:width="3.493cm" svg:height="1.165cm" draw:control="control89"/><text:tab/><text:tab/><text:tab/><text:tab/><text:tab/><text:tab/></text:p>
      <text:p text:style-name="P20"/>
      <text:p text:style-name="P20"/>
      <text:p text:style-name="P20"/>
      <text:p text:style-name="P20"/>
      <text:p text:style-name="P20"><draw:control text:anchor-type="paragraph" draw:z-index="91" draw:name="Shape57" draw:style-name="gr1" draw:text-style-name="P41" svg:width="3.758cm" svg:height="1.826cm" svg:x="11.199cm" svg:y="-0.064cm" draw:control="control92"/><text:span text:style-name="T13">Fish Oil</text:span> <text:tab/><text:tab/><text:tab/><draw:control text:anchor-type="as-char" draw:z-index="90" draw:name="Shape56" draw:style-name="gr3" draw:text-style-name="P41" svg:width="2.938cm" svg:height="1.377cm" draw:control="control91"/><text:tab/><text:tab/><text:tab/><text:tab/><text:tab/></text:p>
      <text:p text:style-name="P20"><text:soft-page-break/></text:p>
      <text:p text:style-name="P20"><draw:control text:anchor-type="paragraph" draw:z-index="93" draw:name="Shape59" draw:style-name="gr1" draw:text-style-name="P41" svg:width="3.97cm" svg:height="1.853cm" svg:x="11.358cm" svg:y="0.161cm" draw:control="control94"/><text:span text:style-name="T13">Vitamins</text:span><text:tab/><text:tab/><text:tab/><draw:control text:anchor-type="as-char" draw:z-index="92" draw:name="Shape58" draw:style-name="gr3" draw:text-style-name="P41" svg:width="4.155cm" svg:height="1.721cm" draw:control="control93"/><text:tab/><text:tab/><text:tab/><text:tab/><text:tab/></text:p>
      <text:p text:style-name="P20"/>
      <text:p text:style-name="P20"><text:span text:style-name="T13">Any others, please describe</text:span><text:tab/><text:tab/><draw:control text:anchor-type="as-char" draw:z-index="94" draw:name="Shape1_31" draw:style-name="gr2" draw:text-style-name="P42" svg:width="4.552cm" svg:height="0.53cm" draw:control="control95"/></text:p>
      <text:p text:style-name="P20"/>
      <text:p text:style-name="P20"><text:tab/></text:p>
      <text:p text:style-name="P20"/>
      <text:p text:style-name="P37">Owner Information </text:p>
      <text:p text:style-name="P20"/>
      <text:p text:style-name="P37">Individual/Trust/Company Name(s) <text:tab/> <draw:control text:anchor-type="as-char" draw:z-index="95" draw:name="Shape1_32" draw:style-name="gr2" draw:text-style-name="P42" svg:width="4.552cm" svg:height="0.53cm" draw:control="control96"/></text:p>
      <text:p text:style-name="P20"><text:span text:style-name="T13">Birth Date OR Trust Date</text:span> <text:tab/><draw:control text:anchor-type="as-char" draw:z-index="96" draw:name="Shape1_33" draw:style-name="gr2" draw:text-style-name="P42" svg:width="4.552cm" svg:height="0.53cm" draw:control="control97"/></text:p>
      <text:p text:style-name="P20"/>
      <text:p text:style-name="P20"><text:span text:style-name="T13">Social Security / TAX ID#</text:span> <text:tab/><draw:control text:anchor-type="as-char" draw:z-index="97" draw:name="Shape1_34" draw:style-name="gr2" draw:text-style-name="P42" svg:width="4.552cm" svg:height="0.53cm" draw:control="control98"/></text:p>
      <text:p text:style-name="P20"/>
      <text:p text:style-name="P20"><text:span text:style-name="T13">Address</text:span> <text:tab/><text:tab/><draw:control text:anchor-type="as-char" draw:z-index="98" draw:name="Shape1_35" draw:style-name="gr2" draw:text-style-name="P42" svg:width="4.552cm" svg:height="0.53cm" draw:control="control99"/></text:p>
      <text:p text:style-name="P20"/>
      <text:p text:style-name="P20"><text:span text:style-name="T13">City</text:span><text:tab/><text:tab/><text:tab/><draw:control text:anchor-type="as-char" draw:z-index="99" draw:name="Shape1_36" draw:style-name="gr2" draw:text-style-name="P42" svg:width="4.552cm" svg:height="0.53cm" draw:control="control100"/></text:p>
      <text:p text:style-name="P20"/>
      <text:p text:style-name="P20"><text:span text:style-name="T13">State</text:span> <text:tab/><text:tab/><draw:control text:anchor-type="as-char" draw:z-index="100" draw:name="Shape1_37" draw:style-name="gr2" draw:text-style-name="P42" svg:width="4.552cm" svg:height="0.53cm" draw:control="control101"/></text:p>
      <text:p text:style-name="P20"/>
      <text:p text:style-name="P20"><text:span text:style-name="T13">Zip code</text:span><text:tab/><text:tab/><draw:control text:anchor-type="as-char" draw:z-index="101" draw:name="Shape1_38" draw:style-name="gr2" draw:text-style-name="P42" svg:width="4.552cm" svg:height="0.53cm" draw:control="control102"/></text:p>
      <text:p text:style-name="P20"/>
      <text:p text:style-name="P20"/>
      <text:p text:style-name="P20"><text:span text:style-name="T13">Beneficiary Information</text:span> </text:p>
      <text:p text:style-name="P20"/>
      <text:p text:style-name="P20"><text:span text:style-name="T13">Individual/Trust/Company Name</text:span><text:tab/><text:tab/><draw:control text:anchor-type="as-char" draw:z-index="102" draw:name="Shape1_39" draw:style-name="gr2" draw:text-style-name="P42" svg:width="4.552cm" svg:height="0.53cm" draw:control="control103"/></text:p>
      <text:p text:style-name="P20"><text:span text:style-name="T13">Birth Date OR Trust Date</text:span><text:tab/><text:tab/><text:tab/><text:tab/><draw:control text:anchor-type="as-char" draw:z-index="103" draw:name="Shape1_40" draw:style-name="gr2" draw:text-style-name="P42" svg:width="4.552cm" svg:height="0.53cm" draw:control="control104"/></text:p>
      <text:p text:style-name="P20"><text:span text:style-name="T13">Social Security / TAX ID#</text:span><text:tab/><text:tab/><text:tab/><text:tab/><draw:control text:anchor-type="as-char" draw:z-index="104" draw:name="Shape1_41" draw:style-name="gr2" draw:text-style-name="P42" svg:width="4.552cm" svg:height="0.53cm" draw:control="control105"/></text:p>
      <text:p text:style-name="P20"><text:span text:style-name="T13">Address</text:span><text:tab/><text:tab/><text:tab/><text:tab/><text:tab/><text:tab/><text:tab/><draw:control text:anchor-type="as-char" draw:z-index="105" draw:name="Shape1_42" draw:style-name="gr2" draw:text-style-name="P42" svg:width="4.552cm" svg:height="0.53cm" draw:control="control106"/></text:p>
      <text:p text:style-name="P20"><text:span text:style-name="T13">City</text:span><text:tab/><text:tab/><text:tab/><text:tab/><text:tab/><text:tab/><text:tab/><text:tab/><draw:control text:anchor-type="as-char" draw:z-index="106" draw:name="Shape1_43" draw:style-name="gr2" draw:text-style-name="P42" svg:width="4.552cm" svg:height="0.53cm" draw:control="control107"/></text:p>
      <text:p text:style-name="P20"><text:span text:style-name="T13">State</text:span><text:tab/><text:tab/><text:tab/><text:tab/><text:tab/><text:tab/><text:tab/><draw:control text:anchor-type="as-char" draw:z-index="107" draw:name="Shape1_44" draw:style-name="gr2" draw:text-style-name="P42" svg:width="4.552cm" svg:height="0.53cm" draw:control="control108"/></text:p>
      <text:p text:style-name="P20"><text:span text:style-name="T13">Zip code</text:span> <text:s/><text:tab/><text:tab/><text:tab/><text:tab/><text:tab/><text:tab/><text:tab/><draw:control text:anchor-type="as-char" draw:z-index="108" draw:name="Shape1_45" draw:style-name="gr2" draw:text-style-name="P42" svg:width="4.552cm" svg:height="0.53cm" draw:control="control109"/></text:p>
      <text:p text:style-name="P20"/>
      <text:p text:style-name="P37">Family History</text:p>
      <text:p text:style-name="P20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0">Relationship</text:p>
          </table:table-cell>
          <table:table-cell table:style-name="Table1.A1" office:value-type="string">
            <text:p text:style-name="P40">Name of Family Memeber</text:p>
          </table:table-cell>
          <table:table-cell table:style-name="Table1.A1" office:value-type="string">
            <text:p text:style-name="P40">Age</text:p>
          </table:table-cell>
          <table:table-cell table:style-name="Table1.A1" office:value-type="string">
            <text:p text:style-name="P40">If Living State of Health</text:p>
          </table:table-cell>
          <table:table-cell table:style-name="Table1.A1" office:value-type="string">
            <text:p text:style-name="P40">Age</text:p>
          </table:table-cell>
          <table:table-cell table:style-name="Table1.A1" office:value-type="string">
            <text:p text:style-name="P40">If Deceased Cause of Death</text:p>
          </table:table-cell>
        </table:table-row>
        <table:table-row>
          <table:table-cell table:style-name="Table1.A1" office:value-type="string">
            <text:p text:style-name="P40">Father</text:p>
          </table:table-cell>
          <table:table-cell table:style-name="Table1.A1" office:value-type="string">
            <text:p text:style-name="P32"><draw:control text:anchor-type="as-char" draw:z-index="109" draw:name="Shape1_46" draw:style-name="gr2" draw:text-style-name="P42" svg:width="2.043cm" svg:height="0.53cm" draw:control="control110"/></text:p>
          </table:table-cell>
          <table:table-cell table:style-name="Table1.A1" office:value-type="string">
            <text:p text:style-name="P32"><draw:control text:anchor-type="as-char" draw:z-index="113" draw:name="Shape1_50" draw:style-name="gr2" draw:text-style-name="P42" svg:width="2.043cm" svg:height="0.53cm" draw:control="control114"/></text:p>
          </table:table-cell>
          <table:table-cell table:style-name="Table1.A1" office:value-type="string">
            <text:p text:style-name="P32"><draw:control text:anchor-type="as-char" draw:z-index="117" draw:name="Shape1_54" draw:style-name="gr2" draw:text-style-name="P42" svg:width="2.043cm" svg:height="0.53cm" draw:control="control118"/></text:p>
          </table:table-cell>
          <table:table-cell table:style-name="Table1.A1" office:value-type="string">
            <text:p text:style-name="P32"><draw:control text:anchor-type="as-char" draw:z-index="118" draw:name="Shape1_55" draw:style-name="gr2" draw:text-style-name="P42" svg:width="2.043cm" svg:height="0.53cm" draw:control="control119"/></text:p>
          </table:table-cell>
          <table:table-cell table:style-name="Table1.A1" office:value-type="string">
            <text:p text:style-name="P32"><draw:control text:anchor-type="as-char" draw:z-index="119" draw:name="Shape1_56" draw:style-name="gr2" draw:text-style-name="P42" svg:width="2.043cm" svg:height="0.53cm" draw:control="control120"/></text:p>
          </table:table-cell>
        </table:table-row>
        <table:table-row>
          <table:table-cell table:style-name="Table1.A1" office:value-type="string">
            <text:p text:style-name="P40">Mother</text:p>
          </table:table-cell>
          <table:table-cell table:style-name="Table1.A1" office:value-type="string">
            <text:p text:style-name="P32"><draw:control text:anchor-type="as-char" draw:z-index="110" draw:name="Shape1_47" draw:style-name="gr2" draw:text-style-name="P42" svg:width="1.938cm" svg:height="0.53cm" draw:control="control111"/></text:p>
          </table:table-cell>
          <table:table-cell table:style-name="Table1.A1" office:value-type="string">
            <text:p text:style-name="P32"><draw:control text:anchor-type="as-char" draw:z-index="114" draw:name="Shape1_51" draw:style-name="gr2" draw:text-style-name="P42" svg:width="2.043cm" svg:height="0.53cm" draw:control="control115"/></text:p>
          </table:table-cell>
          <table:table-cell table:style-name="Table1.A1" office:value-type="string">
            <text:p text:style-name="P32"><draw:control text:anchor-type="as-char" draw:z-index="120" draw:name="Shape1_57" draw:style-name="gr2" draw:text-style-name="P42" svg:width="2.043cm" svg:height="0.53cm" draw:control="control121"/></text:p>
          </table:table-cell>
          <table:table-cell table:style-name="Table1.A1" office:value-type="string">
            <text:p text:style-name="P32"><draw:control text:anchor-type="as-char" draw:z-index="121" draw:name="Shape1_58" draw:style-name="gr2" draw:text-style-name="P42" svg:width="2.043cm" svg:height="0.53cm" draw:control="control122"/></text:p>
          </table:table-cell>
          <table:table-cell table:style-name="Table1.A1" office:value-type="string">
            <text:p text:style-name="P32"><draw:control text:anchor-type="as-char" draw:z-index="122" draw:name="Shape1_59" draw:style-name="gr2" draw:text-style-name="P42" svg:width="2.043cm" svg:height="0.53cm" draw:control="control123"/></text:p>
          </table:table-cell>
        </table:table-row>
        <table:table-row>
          <table:table-cell table:style-name="Table1.A1" office:value-type="string">
            <text:p text:style-name="P40">Brothers</text:p>
          </table:table-cell>
          <table:table-cell table:style-name="Table1.A1" office:value-type="string">
            <text:p text:style-name="P32"><draw:control text:anchor-type="as-char" draw:z-index="111" draw:name="Shape1_48" draw:style-name="gr2" draw:text-style-name="P42" svg:width="1.964cm" svg:height="0.53cm" draw:control="control112"/></text:p>
          </table:table-cell>
          <table:table-cell table:style-name="Table1.A1" office:value-type="string">
            <text:p text:style-name="P32"><draw:control text:anchor-type="as-char" draw:z-index="115" draw:name="Shape1_52" draw:style-name="gr2" draw:text-style-name="P42" svg:width="2.043cm" svg:height="0.53cm" draw:control="control116"/></text:p>
          </table:table-cell>
          <table:table-cell table:style-name="Table1.A1" office:value-type="string">
            <text:p text:style-name="P32"><draw:control text:anchor-type="as-char" draw:z-index="123" draw:name="Shape1_60" draw:style-name="gr2" draw:text-style-name="P42" svg:width="2.043cm" svg:height="0.53cm" draw:control="control124"/></text:p>
          </table:table-cell>
          <table:table-cell table:style-name="Table1.A1" office:value-type="string">
            <text:p text:style-name="P32"><draw:control text:anchor-type="as-char" draw:z-index="124" draw:name="Shape1_61" draw:style-name="gr2" draw:text-style-name="P42" svg:width="2.043cm" svg:height="0.53cm" draw:control="control125"/></text:p>
          </table:table-cell>
          <table:table-cell table:style-name="Table1.A1" office:value-type="string">
            <text:p text:style-name="P32"><draw:control text:anchor-type="as-char" draw:z-index="125" draw:name="Shape1_62" draw:style-name="gr2" draw:text-style-name="P42" svg:width="2.043cm" svg:height="0.53cm" draw:control="control126"/></text:p>
          </table:table-cell>
        </table:table-row>
        <table:table-row>
          <table:table-cell table:style-name="Table1.A1" office:value-type="string">
            <text:p text:style-name="P40">Sisters</text:p>
          </table:table-cell>
          <table:table-cell table:style-name="Table1.A1" office:value-type="string">
            <text:p text:style-name="P32"><draw:control text:anchor-type="as-char" draw:z-index="112" draw:name="Shape1_49" draw:style-name="gr2" draw:text-style-name="P42" svg:width="2.017cm" svg:height="0.53cm" draw:control="control113"/></text:p>
          </table:table-cell>
          <table:table-cell table:style-name="Table1.A1" office:value-type="string">
            <text:p text:style-name="P32"><draw:control text:anchor-type="as-char" draw:z-index="116" draw:name="Shape1_53" draw:style-name="gr2" draw:text-style-name="P42" svg:width="2.043cm" svg:height="0.53cm" draw:control="control117"/></text:p>
          </table:table-cell>
          <table:table-cell table:style-name="Table1.A1" office:value-type="string">
            <text:p text:style-name="P32"><draw:control text:anchor-type="as-char" draw:z-index="126" draw:name="Shape1_63" draw:style-name="gr2" draw:text-style-name="P42" svg:width="2.043cm" svg:height="0.53cm" draw:control="control127"/></text:p>
          </table:table-cell>
          <table:table-cell table:style-name="Table1.A1" office:value-type="string">
            <text:p text:style-name="P32"><draw:control text:anchor-type="as-char" draw:z-index="127" draw:name="Shape1_64" draw:style-name="gr2" draw:text-style-name="P42" svg:width="2.043cm" svg:height="0.53cm" draw:control="control128"/></text:p>
          </table:table-cell>
          <table:table-cell table:style-name="Table1.A1" office:value-type="string">
            <text:p text:style-name="P32"><draw:control text:anchor-type="as-char" draw:z-index="128" draw:name="Shape1_65" draw:style-name="gr2" draw:text-style-name="P42" svg:width="2.043cm" svg:height="0.53cm" draw:control="control129"/></text:p>
          </table:table-cell>
        </table:table-row>
      </table:table>
      <text:p text:style-name="P20"><text:s/><text:tab/></text:p>
      <text:p text:style-name="P20"/>
      <text:p text:style-name="P37"><text:soft-page-break/>Physician Details</text:p>
      <text:p text:style-name="P20"/>
      <text:p text:style-name="P21"><text:span text:style-name="T13">Name</text:span> <text:tab/><text:tab/><text:tab/><text:tab/><text:tab/><draw:control text:anchor-type="as-char" draw:z-index="129" draw:name="Shape1_66" draw:style-name="gr2" draw:text-style-name="P42" svg:width="4.552cm" svg:height="0.53cm" draw:control="control130"/></text:p>
      <text:p text:style-name="P21"><text:span text:style-name="T13">Address</text:span><text:tab/><text:tab/><text:tab/><text:tab/><draw:control text:anchor-type="as-char" draw:z-index="130" draw:name="Shape1_67" draw:style-name="gr2" draw:text-style-name="P42" svg:width="4.552cm" svg:height="0.53cm" draw:control="control131"/></text:p>
      <text:p text:style-name="P21"><text:span text:style-name="T13">Phone</text:span> <text:tab/><text:tab/><text:tab/><text:tab/><text:tab/><draw:control text:anchor-type="as-char" draw:z-index="131" draw:name="Shape1_68" draw:style-name="gr2" draw:text-style-name="P42" svg:width="4.552cm" svg:height="0.53cm" draw:control="control132"/></text:p>
      <text:p text:style-name="P21"><text:span text:style-name="T13">City</text:span><text:tab/><text:tab/><text:tab/><text:tab/><text:tab/><draw:control text:anchor-type="as-char" draw:z-index="132" draw:name="Shape1_69" draw:style-name="gr2" draw:text-style-name="P42" svg:width="4.552cm" svg:height="0.53cm" draw:control="control133"/></text:p>
      <text:p text:style-name="P38">State<text:tab/><text:tab/><text:tab/><text:tab/><text:tab/><draw:control text:anchor-type="as-char" draw:z-index="133" draw:name="Shape1_70" draw:style-name="gr2" draw:text-style-name="P42" svg:width="4.552cm" svg:height="0.53cm" draw:control="control134"/></text:p>
      <text:p text:style-name="P38">Zip code <text:tab/><text:tab/><text:tab/><text:tab/><draw:control text:anchor-type="as-char" draw:z-index="134" draw:name="Shape1_71" draw:style-name="gr2" draw:text-style-name="P42" svg:width="4.552cm" svg:height="0.53cm" draw:control="control135"/></text:p>
      <text:p text:style-name="P38">Date of last visit <text:tab/><text:tab/><text:tab/><draw:control text:anchor-type="as-char" draw:z-index="135" draw:name="Shape1_72" draw:style-name="gr2" draw:text-style-name="P42" svg:width="4.552cm" svg:height="0.53cm" draw:control="control136"/></text:p>
      <text:p text:style-name="P38">Reason for consultation<text:tab/><text:tab/><draw:control text:anchor-type="as-char" draw:z-index="136" draw:name="Shape1_73" draw:style-name="gr2" draw:text-style-name="P42" svg:width="4.552cm" svg:height="0.53cm" draw:control="control137"/></text:p>
      <text:p text:style-name="P21"><text:span text:style-name="T13">Results/Diagnosis of the last visit<text:tab/> </text:span><draw:control text:anchor-type="as-char" draw:z-index="137" draw:name="Shape1_74" draw:style-name="gr2" draw:text-style-name="P42" svg:width="4.552cm" svg:height="0.53cm" draw:control="control138"/></text:p>
      <text:p text:style-name="P21"/>
      <text:p text:style-name="P21"/>
      <text:p text:style-name="P38">Physician ( Specialist 1)</text:p>
      <text:p text:style-name="P38">Name <text:tab/><text:tab/><text:tab/><text:tab/><text:tab/><draw:control text:anchor-type="as-char" draw:z-index="138" draw:name="Shape1_75" draw:style-name="gr2" draw:text-style-name="P42" svg:width="4.552cm" svg:height="0.53cm" draw:control="control139"/></text:p>
      <text:p text:style-name="P38">Address<text:tab/><text:tab/><text:tab/><text:tab/><draw:control text:anchor-type="as-char" draw:z-index="139" draw:name="Shape1_76" draw:style-name="gr2" draw:text-style-name="P42" svg:width="4.552cm" svg:height="0.53cm" draw:control="control140"/></text:p>
      <text:p text:style-name="P38">Phone<text:tab/><text:tab/><text:tab/><text:tab/><text:tab/><draw:control text:anchor-type="as-char" draw:z-index="140" draw:name="Shape1_77" draw:style-name="gr2" draw:text-style-name="P42" svg:width="4.552cm" svg:height="0.53cm" draw:control="control141"/></text:p>
      <text:p text:style-name="P38">City<text:tab/><text:tab/><text:tab/><text:tab/><text:tab/><draw:control text:anchor-type="as-char" draw:z-index="141" draw:name="Shape1_78" draw:style-name="gr2" draw:text-style-name="P42" svg:width="4.552cm" svg:height="0.53cm" draw:control="control142"/></text:p>
      <text:p text:style-name="P38">State<text:tab/><text:tab/><text:tab/><text:tab/><text:tab/><draw:control text:anchor-type="as-char" draw:z-index="142" draw:name="Shape1_79" draw:style-name="gr2" draw:text-style-name="P42" svg:width="4.552cm" svg:height="0.53cm" draw:control="control143"/></text:p>
      <text:p text:style-name="P38">Zip code <text:tab/><text:tab/><text:tab/><text:tab/><draw:control text:anchor-type="as-char" draw:z-index="143" draw:name="Shape1_80" draw:style-name="gr2" draw:text-style-name="P42" svg:width="4.552cm" svg:height="0.53cm" draw:control="control144"/></text:p>
      <text:p text:style-name="P38">Date of last visit <text:tab/><text:tab/><text:tab/><draw:control text:anchor-type="as-char" draw:z-index="144" draw:name="Shape1_81" draw:style-name="gr2" draw:text-style-name="P42" svg:width="4.552cm" svg:height="0.53cm" draw:control="control145"/></text:p>
      <text:p text:style-name="P38">Reason for consultation <text:tab/><text:tab/><draw:control text:anchor-type="as-char" draw:z-index="145" draw:name="Shape1_82" draw:style-name="gr2" draw:text-style-name="P42" svg:width="4.552cm" svg:height="0.53cm" draw:control="control146"/></text:p>
      <text:p text:style-name="P38">Results/Diagnosis of the last visit <text:tab/><draw:control text:anchor-type="as-char" draw:z-index="146" draw:name="Shape1_83" draw:style-name="gr2" draw:text-style-name="P42" svg:width="4.552cm" svg:height="0.53cm" draw:control="control147"/></text:p>
      <text:p text:style-name="P21"><draw:control text:anchor-type="paragraph" draw:z-index="147" draw:name="Shape60" draw:style-name="gr1" draw:text-style-name="P41" svg:width="3.467cm" svg:height="1.959cm" svg:x="11.543cm" svg:y="0.367cm" draw:control="control148"/><draw:control text:anchor-type="paragraph" draw:z-index="148" draw:name="Shape61" draw:style-name="gr1" draw:text-style-name="P41" svg:width="3.096cm" svg:height="2.117cm" svg:x="15.803cm" svg:y="0.367cm" draw:control="control149"/><text:span text:style-name="T13">Do you want to add additional physician</text:span> <text:tab/><text:tab/><text:tab/><text:tab/><text:tab/><text:tab/><text:tab/></text:p>
      <text:p text:style-name="P21"/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" svg:font-family="Lato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7T19:41:58.278283256</meta:creation-date>
    <meta:editing-duration>PT24M53S</meta:editing-duration>
    <meta:editing-cycles>7</meta:editing-cycles>
    <meta:generator>LibreOffice/6.4.5.2$Linux_X86_64 LibreOffice_project/40$Build-2</meta:generator>
    <dc:date>2020-11-17T21:06:18.729527797</dc:date>
    <meta:document-statistic meta:table-count="1" meta:image-count="0" meta:object-count="0" meta:page-count="6" meta:paragraph-count="135" meta:word-count="608" meta:character-count="4268" meta:non-whitespace-character-count="3262"/>
  </office:meta>
</office:document-meta>
</file>